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line-height="115%"/>
      <style:text-properties style:font-name="Liberation Sans"/>
    </style:style>
    <style:style style:name="P3" style:family="paragraph" style:parent-style-name="Standard">
      <style:text-properties fo:color="#009933" style:font-name="Liberation Sans" fo:font-size="24pt" fo:font-weight="bold" officeooo:rsid="00082db1" officeooo:paragraph-rsid="00082db1" style:font-size-asian="21pt" style:font-weight-asian="bold" style:font-size-complex="24pt" style:font-weight-complex="bold"/>
    </style:style>
    <style:style style:name="P4" style:family="paragraph" style:parent-style-name="Standard">
      <style:paragraph-properties fo:line-height="150%"/>
      <style:text-properties style:use-window-font-color="true" style:font-name="Liberation Sans" style:text-underline-style="none" officeooo:rsid="00082db1" officeooo:paragraph-rsid="00082db1"/>
    </style:style>
    <style:style style:name="P5" style:family="paragraph" style:parent-style-name="Standard">
      <style:paragraph-properties fo:line-height="150%"/>
      <style:text-properties style:font-name="Liberation Sans" officeooo:rsid="0009228e" officeooo:paragraph-rsid="0009228e"/>
    </style:style>
    <style:style style:name="P6" style:family="paragraph" style:parent-style-name="Standard">
      <style:paragraph-properties fo:line-height="150%"/>
      <style:text-properties style:font-name="Liberation Sans" officeooo:rsid="000ab394" officeooo:paragraph-rsid="000ab394"/>
    </style:style>
    <style:style style:name="P7" style:family="paragraph" style:parent-style-name="Standard">
      <style:paragraph-properties fo:line-height="150%"/>
      <style:text-properties style:font-name="Liberation Sans" officeooo:rsid="000d78b6" officeooo:paragraph-rsid="000d78b6"/>
    </style:style>
    <style:style style:name="P8" style:family="paragraph" style:parent-style-name="Standard">
      <style:paragraph-properties fo:line-height="150%"/>
      <style:text-properties style:font-name="Liberation Sans" officeooo:rsid="000e7f45" officeooo:paragraph-rsid="000e7f45"/>
    </style:style>
    <style:style style:name="T1" style:family="text">
      <style:text-properties officeooo:rsid="000cae64"/>
    </style:style>
    <style:style style:name="T2" style:family="text">
      <style:text-properties officeooo:rsid="000d78b6"/>
    </style:style>
    <style:style style:name="T3" style:family="text">
      <style:text-properties officeooo:rsid="000e7f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FIGURAS Y TABL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Figura 1, Número aplicaciones en el Play Store de Google</text:p>
      <text:p text:style-name="P4">Figura 2, Porcentaje trimestral de dispositivos con PHA</text:p>
      <text:p text:style-name="P4">Figura 3, Paises con porcentaje de dispostiivos con PHA</text:p>
      <text:p text:style-name="P5">Figura 4, Arquitectura de capas Android</text:p>
      <text:p text:style-name="P5">Figura 5, Arquitectura general de un<text:span text:style-name="T2">a aplicación Android a</text:span>pk</text:p>
      <text:p text:style-name="P5">Figura 6, <text:span text:style-name="T1">Hash md5 de la aplicación bot.apk</text:span></text:p>
      <text:p text:style-name="P6">Figura 7, Ficheros obtenidos de la descompresión con zip de bot.apk</text:p>
      <text:p text:style-name="P6">Figura 8, <text:span text:style-name="T2">Contenido de AndroidManifest.xml en formato binario XML</text:span></text:p>
      <text:p text:style-name="P7">Figura 9, <text:span text:style-name="T3">Contenido de AndroidManifest.xml legibles</text:span></text:p>
      <text:p text:style-name="P8">Figura 10, Salida trás decompilar una apk con apktool <text:s text:c="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17:08:30.421906242</meta:creation-date>
    <dc:date>2019-09-02T04:02:15.375833909</dc:date>
    <meta:editing-duration>PT2H47M39S</meta:editing-duration>
    <meta:editing-cycles>7</meta:editing-cycles>
    <meta:generator>LibreOffice/6.1.5.2$Linux_X86_64 LibreOffice_project/10$Build-2</meta:generator>
    <meta:document-statistic meta:table-count="0" meta:image-count="0" meta:object-count="0" meta:page-count="2" meta:paragraph-count="11" meta:word-count="88" meta:character-count="563" meta:non-whitespace-character-count="483"/>
  </office:meta>
</office:document-meta>
</file>